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4.768cm"/>
    </style:style>
    <style:style style:name="co4" style:family="table-column">
      <style:table-column-properties fo:break-before="auto" style:column-width="6.331cm"/>
    </style:style>
    <style:style style:name="co5" style:family="table-column">
      <style:table-column-properties fo:break-before="auto" style:column-width="2.835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7.45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5.055cm"/>
    </style:style>
    <style:style style:name="co10" style:family="table-column">
      <style:table-column-properties fo:break-before="auto" style:column-width="3.251cm"/>
    </style:style>
    <style:style style:name="co11" style:family="table-column">
      <style:table-column-properties fo:break-before="auto" style:column-width="4.694cm"/>
    </style:style>
    <style:style style:name="co12" style:family="table-column">
      <style:table-column-properties fo:break-before="auto" style:column-width="14.961cm"/>
    </style:style>
    <style:style style:name="co13" style:family="table-column">
      <style:table-column-properties fo:break-before="auto" style:column-width="6.054cm"/>
    </style:style>
    <style:style style:name="co14" style:family="table-column">
      <style:table-column-properties fo:break-before="auto" style:column-width="3.362cm"/>
    </style:style>
    <style:style style:name="co15" style:family="table-column">
      <style:table-column-properties fo:break-before="auto" style:column-width="31.083cm"/>
    </style:style>
    <style:style style:name="co16" style:family="table-column">
      <style:table-column-properties fo:break-before="auto" style:column-width="5.332cm"/>
    </style:style>
    <style:style style:name="co17" style:family="table-column">
      <style:table-column-properties fo:break-before="auto" style:column-width="4.083cm"/>
    </style:style>
    <style:style style:name="co18" style:family="table-column">
      <style:table-column-properties fo:break-before="auto" style:column-width="2.058cm"/>
    </style:style>
    <style:style style:name="co19" style:family="table-column">
      <style:table-column-properties fo:break-before="auto" style:column-width="3.612cm"/>
    </style:style>
    <style:style style:name="co20" style:family="table-column">
      <style:table-column-properties fo:break-before="auto" style:column-width="3.501cm"/>
    </style:style>
    <style:style style:name="co21" style:family="table-column">
      <style:table-column-properties fo:break-before="auto" style:column-width="1.3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ategory">
      <style:table-cell-properties fo:border-bottom="none" fo:border-left="0.071cm solid #000000" fo:border-right="0.035cm solid #000000" fo:border-top="none"/>
    </style:style>
    <style:style style:name="ce2" style:family="table-cell" style:parent-style-name="Pivot_20_Table_20_Value">
      <style:table-cell-properties fo:border-bottom="none" fo:border-left="0.035cm solid #000000" fo:border-right="0.071cm solid #000000" fo:border-top="none"/>
    </style:style>
    <style:style style:name="ce3" style:family="table-cell" style:parent-style-name="Pivot_20_Table_20_Value">
      <style:table-cell-properties fo:border-bottom="0.035cm solid #000000" fo:border-left="0.035cm solid #000000" fo:border-right="0.071cm solid #000000" fo:border-top="none"/>
    </style:style>
    <style:style style:name="ce4" style:family="table-cell" style:parent-style-name="Pivot_20_Table_20_Title">
      <style:table-cell-properties fo:border-bottom="0.071cm solid #000000" fo:border-left="0.071cm solid #000000" fo:border-right="0.035cm solid #000000" fo:border-top="0.035cm solid #000000"/>
    </style:style>
    <style:style style:name="ce5" style:family="table-cell" style:parent-style-name="Pivot_20_Table_20_Result">
      <style:table-cell-properties fo:border-bottom="0.071cm solid #000000" fo:border-left="0.035cm solid #000000" fo:border-right="0.071cm solid #000000" fo:border-top="0.035cm solid #000000"/>
    </style:style>
    <style:style style:name="ce6" style:family="table-cell" style:parent-style-name="Pivot_20_Table_20_Field">
      <style:table-cell-properties fo:border-bottom="0.035cm solid #000000" fo:border-left="0.071cm solid #000000" fo:border-right="0.035cm solid #000000" fo:border-top="0.071cm solid #000000"/>
    </style:style>
    <style:style style:name="ce7" style:family="table-cell" style:parent-style-name="Pivot_20_Table_20_Category">
      <style:table-cell-properties fo:border-bottom="none" fo:border-left="0.071cm solid #000000" fo:border-right="0.035cm solid #000000" fo:border-top="0.035cm solid #000000"/>
    </style:style>
    <style:style style:name="ce8" style:family="table-cell" style:parent-style-name="Pivot_20_Table_20_Corner">
      <style:table-cell-properties fo:border-bottom="0.035cm solid #000000" fo:border-left="0.035cm solid #000000" fo:border-right="0.071cm solid #000000" fo:border-top="0.071cm solid #000000"/>
    </style:style>
    <style:style style:name="ce9" style:family="table-cell" style:parent-style-name="Pivot_20_Table_20_Value">
      <style:table-cell-properties fo:border-bottom="none" fo:border-left="0.035cm solid #000000" fo:border-right="0.071cm solid #000000" fo:border-top="0.035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isultati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lingue brevetti</text:p>
          </table:table-cell>
          <table:table-cell/>
          <table:table-cell office:value-type="string">
            <text:p>circolazione brevetti</text:p>
          </table:table-cell>
          <table:table-cell/>
          <table:table-cell office:value-type="string">
            <text:p>dirtti brevetti</text:p>
          </table:table-cell>
          <table:table-cell/>
          <table:table-cell table:number-columns-repeated="3"/>
        </table:table-row>
        <table:table-row table:style-name="ro1">
          <table:table-cell office:value-type="string">
            <text:p>ita</text:p>
          </table:table-cell>
          <table:table-cell office:value-type="float" office:value="35">
            <text:p>35</text:p>
          </table:table-cell>
          <table:table-cell table:style-name="ce1" office:value-type="string">
            <text:p>internazionale</text:p>
          </table:table-cell>
          <table:table-cell table:style-name="ce2" office:value-type="float" office:value="18">
            <text:p>18</text:p>
          </table:table-cell>
          <table:table-cell table:style-name="ce1" office:value-type="string">
            <text:p>closedAccess</text:p>
          </table:table-cell>
          <table:table-cell table:style-name="ce2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eng</text:p>
          </table:table-cell>
          <table:table-cell office:value-type="float" office:value="15">
            <text:p>15</text:p>
          </table:table-cell>
          <table:table-cell table:style-name="ce1" office:value-type="string">
            <text:p>nazionale</text:p>
          </table:table-cell>
          <table:table-cell table:style-name="ce3" office:value-type="float" office:value="33">
            <text:p>33</text:p>
          </table:table-cell>
          <table:table-cell table:style-name="ce1" office:value-type="string">
            <text:p>openAccess</text:p>
          </table:table-cell>
          <table:table-cell table:style-name="ce2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er 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none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/>
          <table:table-cell table:style-name="ce5"/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risultati.P30" table:end-x="0.293cm" table:end-y="0.029cm" draw:z-index="1" draw:style-name="gr1" draw:text-style-name="P1" svg:width="15.999cm" svg:height="8.999cm" svg:x="0.1cm" svg:y="0.063cm">
              <draw:object draw:notify-on-update-of-ranges="risultati.D1:risultati.D1 risultati.C2:risultati.C2 risultati.D2:risultati.D2 risultati.C3:risultati.C3 risultati.D3:risultati.D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>
            <draw:frame table:end-cell-address="risultati.H31" table:end-x="1.244cm" table:end-y="0.256cm" draw:z-index="0" draw:style-name="gr1" draw:text-style-name="P1" svg:width="15.999cm" svg:height="8.999cm" svg:x="1.051cm" svg:y="0.289cm">
              <draw:object draw:notify-on-update-of-ranges="risultati.B1:risultati.B1 risultati.A2:risultati.A2 risultati.B2:risultati.B2 risultati.A3:risultati.A3 risultati.B3:risultati.B3 risultati.A4:risultati.A4 risultati.B4:risultati.B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1">
          <table:table-cell table:number-columns-repeated="9"/>
        </table:table-row>
        <table:table-row table:style-name="ro1">
          <table:table-cell>
            <draw:frame table:end-cell-address="risultati.H53" table:end-x="1.521cm" table:end-y="0.03cm" draw:z-index="2" draw:style-name="gr1" draw:text-style-name="P1" svg:width="15.999cm" svg:height="8.999cm" svg:x="1.328cm" svg:y="0.063cm">
              <draw:object draw:notify-on-update-of-ranges="risultati.F1:risultati.F1 risultati.E2:risultati.E2 risultati.F2:risultati.F2 risultati.E3:risultati.E3 risultati.F3:risultati.F3 risultati.E4:risultati.E4 risultati.F4:risultati.F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</table:table>
      <table:table table:name="midà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dc.language.iso</text:p>
          </table:table-cell>
          <table:table-cell office:value-type="string">
            <text:p>dc.type.circulation</text:p>
          </table:table-cell>
          <table:table-cell office:value-type="string">
            <text:p>item.openaireRight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internazionale</text:p>
          </table:table-cell>
          <table:table-cell office:value-type="float" office:value="-0">
            <text:p>-0</text:p>
          </table:table-cell>
          <table:table-cell/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nazionale</text:p>
          </table:table-cell>
          <table:table-cell office:value-type="float" office:value="-0">
            <text:p>-0</text:p>
          </table:table-cell>
          <table:table-cell/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nazionale</text:p>
          </table:table-cell>
          <table:table-cell office:value-type="float" office:value="-0">
            <text:p>-0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nazionale</text:p>
          </table:table-cell>
          <table:table-cell office:value-type="float" office:value="-0">
            <text:p>-0</text:p>
          </table:table-cell>
          <table:table-cell/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nazional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nazional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;eng</text:p>
          </table:table-cell>
          <table:table-cell office:value-type="string">
            <text:p>inter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ger;eng;fra</text:p>
          </table:table-cell>
          <table:table-cell office:value-type="string">
            <text:p>internazional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inter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eng</text:p>
          </table:table-cell>
          <table:table-cell office:value-type="string">
            <text:p>inter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internazional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ng;ita</text:p>
          </table:table-cell>
          <table:table-cell office:value-type="string">
            <text:p>inter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ng</text:p>
          </table:table-cell>
          <table:table-cell office:value-type="string">
            <text:p>internazional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ng</text:p>
          </table:table-cell>
          <table:table-cell office:value-type="string">
            <text:p>inter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europeo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eng</text:p>
          </table:table-cell>
          <table:table-cell office:value-type="string">
            <text:p>internazionale</text:p>
          </table:table-cell>
          <table:table-cell office:value-type="string">
            <text:p>info:eu-repo/semantics/open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eng</text:p>
          </table:table-cell>
          <table:table-cell office:value-type="string">
            <text:p>internazionale</text:p>
          </table:table-cell>
          <table:table-cell office:value-type="float" office:value="-0">
            <text:p>-0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nazionale</text:p>
          </table:table-cell>
          <table:table-cell office:value-type="string">
            <text:p>info:eu-repo/semantics/openAccess</text:p>
          </table:table-cell>
          <table:table-cell/>
        </table:table-row>
        <table:table-row table:style-name="ro1">
          <table:table-cell office:value-type="string">
            <text:p>ita;eng</text:p>
          </table:table-cell>
          <table:table-cell office:value-type="string">
            <text:p>inter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eng;ita</text:p>
          </table:table-cell>
          <table:table-cell office:value-type="string">
            <text:p>inter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ng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eng</text:p>
          </table:table-cell>
          <table:table-cell office:value-type="string">
            <text:p>europeo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eng;ita</text:p>
          </table:table-cell>
          <table:table-cell office:value-type="string">
            <text:p>inter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ita</text:p>
          </table:table-cell>
          <table:table-cell office:value-type="string">
            <text:p>nazionale</text:p>
          </table:table-cell>
          <table:table-cell office:value-type="string">
            <text:p>info:eu-repo/semantics/closedAccess</text:p>
          </table:table-cell>
          <table:table-cell/>
        </table:table-row>
        <table:table-row table:style-name="ro1">
          <table:table-cell office:value-type="string">
            <text:p>eng</text:p>
          </table:table-cell>
          <table:table-cell office:value-type="string">
            <text:p>internazionale</text:p>
          </table:table-cell>
          <table:table-cell office:value-type="string">
            <text:p>info:eu-repo/semantics/openAccess</text:p>
          </table:table-cell>
          <table:table-cell/>
        </table:table-row>
        <table:table-row table:style-name="ro1">
          <table:table-cell office:value-type="string">
            <text:p>eng</text:p>
          </table:table-cell>
          <table:table-cell office:value-type="string">
            <text:p>internazionale</text:p>
          </table:table-cell>
          <table:table-cell office:value-type="string">
            <text:p>info:eu-repo/semantics/openAcces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ilt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item.openaireRights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7" office:value-type="float" office:value="-0">
            <text:p>-0</text:p>
          </table:table-cell>
          <table:table-cell table:style-name="ce9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1" office:value-type="string">
            <text:p>info:eu-repo/semantics/closedAccess</text:p>
          </table:table-cell>
          <table:table-cell table:style-name="ce2"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style-name="ce1" office:value-type="string">
            <text:p>info:eu-repo/semantics/openAccess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1" office:value-type="string">
            <text:p>none</text:p>
          </table:table-cell>
          <table:table-cell table:style-name="ce3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4" office:value-type="string">
            <text:p>Total Result</text:p>
          </table:table-cell>
          <table:table-cell table:style-name="ce5" office:value-type="float" office:value="53">
            <text:p>53</text:p>
          </table:table-cell>
        </table:table-row>
      </table:table>
      <table:table table:name="Sheet1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4" table:default-cell-style-name="Default"/>
        <table:table-row table:style-name="ro1">
          <table:table-cell office:value-type="string">
            <text:p>dc.language.iso</text:p>
          </table:table-cell>
          <table:table-cell office:value-type="string">
            <text:p>dc.date.issued</text:p>
          </table:table-cell>
          <table:table-cell office:value-type="string">
            <text:p>dc.description.allpeople</text:p>
          </table:table-cell>
          <table:table-cell office:value-type="string">
            <text:p>item.collection</text:p>
          </table:table-cell>
          <table:table-cell office:value-type="string">
            <text:p>dc.type.full</text:p>
          </table:table-cell>
          <table:table-cell office:value-type="string">
            <text:p>dc.type.circulation</text:p>
          </table:table-cell>
          <table:table-cell office:value-type="string">
            <text:p>dc.relation.conferenceplace</text:p>
          </table:table-cell>
          <table:table-cell office:value-type="string">
            <text:p>dc.subject.keywords</text:p>
          </table:table-cell>
          <table:table-cell office:value-type="string">
            <text:p>dc.identifier.uri</text:p>
          </table:table-cell>
          <table:table-cell office:value-type="string">
            <text:p>dc.relation.medium</text:p>
          </table:table-cell>
          <table:table-cell office:value-type="string">
            <text:p>item.openaireRights</text:p>
          </table:table-cell>
          <table:table-cell office:value-type="string">
            <text:p>dc.title</text:p>
          </table:table-cell>
          <table:table-cell office:value-type="string">
            <text:p>dc.description.numberofauthors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1989">
            <text:p>1989</text:p>
          </table:table-cell>
          <table:table-cell office:value-type="string">
            <text:p>Bisson, Mario; DE LUCCHI, Paolo; Kowsar, Gholam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1045208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SERVIZIO PER PRANZO IN PIEDI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01">
            <text:p>2001</text:p>
          </table:table-cell>
          <table:table-cell office:value-type="string">
            <text:p>L. Bazzicalupo; R. Mangiarotti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table:number-columns-repeated="3" office:value-type="float" office:value="-0">
            <text:p>-0</text:p>
          </table:table-cell>
          <table:table-cell office:value-type="string">
            <text:p>http://hdl.handle.net/11311/24258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struttura di spazzolino da denti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01">
            <text:p>2001</text:p>
          </table:table-cell>
          <table:table-cell office:value-type="string">
            <text:p>D. BRUNO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inter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532965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Sistema di Parete Attrezzata e cablata con Tecnologie EIB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2002">
            <text:p>2002</text:p>
          </table:table-cell>
          <table:table-cell office:value-type="string">
            <text:p>R. Gatti; M. Ingaramo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  <table:table-cell office:value-type="string">
            <text:p>http://hdl.handle.net/11311/242585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Dispositivo portatile per refrigerare alimenti, particolarmente per alimenti contenuti <text:s/>in un contenitore almeno in parte flessibile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2002">
            <text:p>2002</text:p>
          </table:table-cell>
          <table:table-cell office:value-type="string">
            <text:p>R. Gatti; M. Ingaramo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  <table:table-cell office:value-type="string">
            <text:p>http://hdl.handle.net/11311/251326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Dispositivo di conservazione di alimenti a parete, in particolare per frutta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02">
            <text:p>2002</text:p>
          </table:table-cell>
          <table:table-cell office:value-type="string">
            <text:p>R. Mangiarotti; F. Trabucco</text:p>
          </table:table-cell>
          <table:table-cell office:value-type="float" office:value="-0">
            <text:p>-0</text:p>
          </table:table-cell>
          <table:table-cell office:value-type="string">
            <text:p>05 BREVETTO::05.1 Brevetto</text:p>
          </table:table-cell>
          <table:table-cell table:number-columns-repeated="3" office:value-type="float" office:value="-0">
            <text:p>-0</text:p>
          </table:table-cell>
          <table:table-cell office:value-type="string">
            <text:p>http://hdl.handle.net/11311/258077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Terminale wireless contenuto in un involucro morbido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03">
            <text:p>2003</text:p>
          </table:table-cell>
          <table:table-cell office:value-type="string">
            <text:p>R. Mangiarotti; L. Bazzicalupo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office:value-type="float" office:value="-0">
            <text:p>-0</text:p>
          </table:table-cell>
          <table:table-cell office:value-type="string">
            <text:p>contenitori temici; thermos; antiurto</text:p>
          </table:table-cell>
          <table:table-cell office:value-type="string">
            <text:p>http://hdl.handle.net/11311/64332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Contenitore termicamente isolato particolarmente isolato per bevande e simili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2004">
            <text:p>2004</text:p>
          </table:table-cell>
          <table:table-cell office:value-type="string">
            <text:p>R. Mangiarotti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  <table:table-cell office:value-type="string">
            <text:p>http://hdl.handle.net/11311/252095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Asciugacapelli con caratteristiche ergonomiche migliorate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2006">
            <text:p>2006</text:p>
          </table:table-cell>
          <table:table-cell office:value-type="string">
            <text:p>L. Bazzicalupo; R. Mangiarotti</text:p>
          </table:table-cell>
          <table:table-cell office:value-type="float" office:value="-0">
            <text:p>-0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  <table:table-cell office:value-type="string">
            <text:p>http://hdl.handle.net/11311/246657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Dispositivo asciugacapelli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2006">
            <text:p>2006</text:p>
          </table:table-cell>
          <table:table-cell office:value-type="string">
            <text:p>P. Bertola; D. Leoni</text:p>
          </table:table-cell>
          <table:table-cell office:value-type="float" office:value="-0">
            <text:p>-0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  <table:table-cell office:value-type="string">
            <text:p>http://hdl.handle.net/11311/257743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Prodotto realizzato dal riutilizzo di sfridi di produzione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06">
            <text:p>2006</text:p>
          </table:table-cell>
          <table:table-cell office:value-type="string">
            <text:p>FRANCESCO MURANO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office:value-type="float" office:value="-0">
            <text:p>-0</text:p>
          </table:table-cell>
          <table:table-cell office:value-type="string">
            <text:p>SISTEMA; PUNTAMENTO; SORGENTI; APPARECCHI DI ILLUMINAZIONE</text:p>
          </table:table-cell>
          <table:table-cell office:value-type="string">
            <text:p>http://hdl.handle.net/11311/57914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SISTEMA DI PUNTAMENTO DELLE SORGENTI LUMINOSE IN APPARECCHI DI ILLUMINAZIONE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06">
            <text:p>2006</text:p>
          </table:table-cell>
          <table:table-cell office:value-type="string">
            <text:p>FRANCESCO MURANO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office:value-type="float" office:value="-0">
            <text:p>-0</text:p>
          </table:table-cell>
          <table:table-cell office:value-type="string">
            <text:p>MENSOLE LUMINOSE; TRASPORTO ENERGIA ELETTRICA</text:p>
          </table:table-cell>
          <table:table-cell office:value-type="string">
            <text:p>http://hdl.handle.net/11311/57914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SISTEMA DI TRASPORTO DI ENERGIA ELETTRICA A BASSO VOLTAGGIO IN PARTICOLARE PER L'ALIMENTAZIONE DI PIANI DI APPOGGIO MUNITI DI SORGENTE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ita;eng</text:p>
          </table:table-cell>
          <table:table-cell office:value-type="float" office:value="2007">
            <text:p>2007</text:p>
          </table:table-cell>
          <table:table-cell office:value-type="string">
            <text:p>r. mangiarotti; l. bazzicalupo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internazionale</text:p>
          </table:table-cell>
          <table:table-cell office:value-type="float" office:value="-0">
            <text:p>-0</text:p>
          </table:table-cell>
          <table:table-cell office:value-type="string">
            <text:p>asciugacapelli a doppio flusso</text:p>
          </table:table-cell>
          <table:table-cell office:value-type="string">
            <text:p>http://hdl.handle.net/11311/64333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hairdrier device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ger;eng;fra</text:p>
          </table:table-cell>
          <table:table-cell office:value-type="float" office:value="2007">
            <text:p>2007</text:p>
          </table:table-cell>
          <table:table-cell office:value-type="string">
            <text:p>M. De Bonis; M. Romero; F. Costa; G. Gualandi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inter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693688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Chair Strcture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D. Bongini; M. Canina; V. Ferraro; L. Melotti; S. Palmeto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office:value-type="float" office:value="-0">
            <text:p>-0</text:p>
          </table:table-cell>
          <table:table-cell office:value-type="string">
            <text:p>multifunzione; piano cottura; cromoterapia</text:p>
          </table:table-cell>
          <table:table-cell office:value-type="string">
            <text:p>http://hdl.handle.net/11311/54546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Dispositivo di cottura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r. mangiarotti; l. bazzicalupo; charon srl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internazionale</text:p>
          </table:table-cell>
          <table:table-cell office:value-type="float" office:value="-0">
            <text:p>-0</text:p>
          </table:table-cell>
          <table:table-cell office:value-type="string">
            <text:p>dispositivo audioluminoso per esterni</text:p>
          </table:table-cell>
          <table:table-cell office:value-type="string">
            <text:p>http://hdl.handle.net/11311/64333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Dispositivo audioluminoso per esterni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A. RATTI; FUMAGALLI G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office:value-type="float" office:value="-0">
            <text:p>-0</text:p>
          </table:table-cell>
          <table:table-cell office:value-type="string">
            <text:p>Pontile galleggiante; Alaggio imbarcazioni; Attrezzature per la nautica</text:p>
          </table:table-cell>
          <table:table-cell office:value-type="string">
            <text:p>http://hdl.handle.net/11311/53302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Sistema per il varo e l'alaggio di imbarcazioni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G. Bortoluzzi; L. Anselmi; A. Grasselli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office:value-type="float" office:value="-0">
            <text:p>-0</text:p>
          </table:table-cell>
          <table:table-cell office:value-type="string">
            <text:p>contagocce; design for all; dosaggio liquidi</text:p>
          </table:table-cell>
          <table:table-cell office:value-type="string">
            <text:p>http://hdl.handle.net/11311/56417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Dispositivo aspiratore/erogatore per un liquido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eng</text:p>
          </table:table-cell>
          <table:table-cell office:value-type="float" office:value="2009">
            <text:p>2009</text:p>
          </table:table-cell>
          <table:table-cell office:value-type="string">
            <text:p>A. CAPPELLIERI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inter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56642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KNOT RING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10">
            <text:p>2010</text:p>
          </table:table-cell>
          <table:table-cell office:value-type="string">
            <text:p>M. Canina; S. Lang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57580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Dispositivo di riabilitazione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10">
            <text:p>2010</text:p>
          </table:table-cell>
          <table:table-cell office:value-type="string">
            <text:p>M. Canina; S. Lang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58263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Apparecchio per la riabilitazione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10">
            <text:p>2010</text:p>
          </table:table-cell>
          <table:table-cell office:value-type="string">
            <text:p>M. Canina; S. Lang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58263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Apparecchio per la riabilitazione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10">
            <text:p>2010</text:p>
          </table:table-cell>
          <table:table-cell office:value-type="string">
            <text:p>M. Canina; S. Lang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58263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Apparecchio per la riabilitazione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2010">
            <text:p>2010</text:p>
          </table:table-cell>
          <table:table-cell office:value-type="string">
            <text:p>G. Andreoni; L. Moltani; R. Zanini; R. BellÃ¹</text:p>
          </table:table-cell>
          <table:table-cell office:value-type="float" office:value="-0">
            <text:p>-0</text:p>
          </table:table-cell>
          <table:table-cell office:value-type="string">
            <text:p>05 BREVETTO::05.1 Brevetto</text:p>
          </table:table-cell>
          <table:table-cell office:value-type="string">
            <text:p>inter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776927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Capo di vestiario di tipo BSI per il rilevamento di parametri vitali di un neonato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eng;ita</text:p>
          </table:table-cell>
          <table:table-cell office:value-type="float" office:value="2011">
            <text:p>2011</text:p>
          </table:table-cell>
          <table:table-cell office:value-type="string">
            <text:p>R. Mangiarotti; S. Dotti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internazionale</text:p>
          </table:table-cell>
          <table:table-cell office:value-type="float" office:value="-0">
            <text:p>-0</text:p>
          </table:table-cell>
          <table:table-cell office:value-type="string">
            <text:p>moda; RFID - Radio Frequency IDentification</text:p>
          </table:table-cell>
          <table:table-cell office:value-type="string">
            <text:p>http://hdl.handle.net/11311/54723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Zip fastener slider including an electronic anti-counterfeiting device situated inside the slider and/or the relative puller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Andrea Rizzardi; Venere Ferraro</text:p>
          </table:table-cell>
          <table:table-cell office:value-type="float" office:value="-0">
            <text:p>-0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622773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Contenitore per pizze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eng</text:p>
          </table:table-cell>
          <table:table-cell office:value-type="float" office:value="2011">
            <text:p>2011</text:p>
          </table:table-cell>
          <table:table-cell office:value-type="string">
            <text:p>M. Canina; S. Lang</text:p>
          </table:table-cell>
          <table:table-cell office:value-type="float" office:value="-0">
            <text:p>-0</text:p>
          </table:table-cell>
          <table:table-cell office:value-type="string">
            <text:p>05 BREVETTO::05.1 Brevetto</text:p>
          </table:table-cell>
          <table:table-cell office:value-type="string">
            <text:p>inter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664562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O'Hand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eng</text:p>
          </table:table-cell>
          <table:table-cell office:value-type="float" office:value="2011">
            <text:p>2011</text:p>
          </table:table-cell>
          <table:table-cell office:value-type="string">
            <text:p>G. Andreoni; L.A.L. Moltani; R. Zanini; R.C. Bellu'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inter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68999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WHS ITEM OF CLOTHING FOR DETECTION OF VITAL PARAMETERS OF A BABY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DAVIDE MARIA BRUNO; GIUSEPPE ANDREONI;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office:value-type="float" office:value="-0">
            <text:p>-0</text:p>
          </table:table-cell>
          <table:table-cell office:value-type="string">
            <text:p>bicicletta; accessori sella</text:p>
          </table:table-cell>
          <table:table-cell office:value-type="string">
            <text:p>http://hdl.handle.net/11311/703133</text:p>
          </table:table-cell>
          <table:table-cell office:value-type="string">
            <text:p>STAMPA</text:p>
          </table:table-cell>
          <table:table-cell office:value-type="string">
            <text:p>info:eu-repo/semantics/closedAccess</text:p>
          </table:table-cell>
          <table:table-cell office:value-type="string">
            <text:p>Dispositivo di seduta e relativa sella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Bruno, DAVIDE MARIA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europeo</text:p>
          </table:table-cell>
          <table:table-cell office:value-type="float" office:value="-0">
            <text:p>-0</text:p>
          </table:table-cell>
          <table:table-cell office:value-type="string">
            <text:p>sistema integrato, pareti mobili interne, facciate continue, regolazione UR%, pressione TÂ°,</text:p>
          </table:table-cell>
          <table:table-cell office:value-type="string">
            <text:p>http://hdl.handle.net/11311/64373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PARETE MOBILE E SISTEMA CON FUNZIONI DI OTTIMIZZAZIONE DI CONDIZIONI AMBIENTALI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eng</text:p>
          </table:table-cell>
          <table:table-cell office:value-type="float" office:value="2012">
            <text:p>2012</text:p>
          </table:table-cell>
          <table:table-cell office:value-type="string">
            <text:p>Bruno, D.; Merra, M.; Paracchini, L.; FUSAR POLI, E.; Giola, F.; Cambiaghi, A.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inter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643732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Movable wall and system with environmental condition optimisation functions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L. Anselmi; M. Buffoli; A. Grasselli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68779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APPARATO PORTATILE PER COTTURA ALLA GRIGLIA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L. Anselmi; A. Grasselli; A. Anedda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office:value-type="float" office:value="-0">
            <text:p>-0</text:p>
          </table:table-cell>
          <table:table-cell office:value-type="string">
            <text:p>allenamento fisico; fitness</text:p>
          </table:table-cell>
          <table:table-cell office:value-type="string">
            <text:p>http://hdl.handle.net/11311/68862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Dispositivo portatile di allenamento fisico e kit comprendente tale dispositivo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L. Anselmi; A. Grasselli; A. Anedda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68863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Dispositivo portatile di allenamento fisico e kit comprendente tale dispositivo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eng</text:p>
          </table:table-cell>
          <table:table-cell office:value-type="float" office:value="2013">
            <text:p>2013</text:p>
          </table:table-cell>
          <table:table-cell office:value-type="string">
            <text:p>Valentina Nuccio; Manuela Celi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inter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918155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Coperta inventa storie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14">
            <text:p>2014</text:p>
          </table:table-cell>
          <table:table-cell office:value-type="string">
            <text:p>Andreoni, G.; Moltani, L.; Perego, P.; Lavezzari, R.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1041805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Sistema indossabile per il monitoraggio delle performance del nuotatore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2015">
            <text:p>2015</text:p>
          </table:table-cell>
          <table:table-cell office:value-type="string">
            <text:p>Andreoni, Giuseppe; Lavezzari, Riccardo; Perego, Paolo; MOLTANI LARA ALESSIA LAURA,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1038529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WEARABLE SYSTEM FOR MONITORING A SWIMMER'S PERFORMANCE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ita;eng</text:p>
          </table:table-cell>
          <table:table-cell office:value-type="float" office:value="2015">
            <text:p>2015</text:p>
          </table:table-cell>
          <table:table-cell office:value-type="string">
            <text:p>A.Biamonti; I. Cilesi; L. Lani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internazionale</text:p>
          </table:table-cell>
          <table:table-cell office:value-type="float" office:value="-0">
            <text:p>-0</text:p>
          </table:table-cell>
          <table:table-cell office:value-type="string">
            <text:p>Design; Alzheimerâ€™s disease; Healthcare</text:p>
          </table:table-cell>
          <table:table-cell office:value-type="string">
            <text:p>http://hdl.handle.net/11311/93035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Sistema ambientale per la terapia del treno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eng;ita</text:p>
          </table:table-cell>
          <table:table-cell office:value-type="float" office:value="2015">
            <text:p>2015</text:p>
          </table:table-cell>
          <table:table-cell office:value-type="string">
            <text:p>A.Biamonti; S.Gramegna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internazionale</text:p>
          </table:table-cell>
          <table:table-cell office:value-type="float" office:value="-0">
            <text:p>-0</text:p>
          </table:table-cell>
          <table:table-cell office:value-type="string">
            <text:p>Design; Alzheimerâ€™s disease; no pharmacological therapies</text:p>
          </table:table-cell>
          <table:table-cell office:value-type="string">
            <text:p>http://hdl.handle.net/11311/93036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Cabina Terapeutica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Posada, Miguel Melo; Venere Ferraro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96923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Giunto ad incastro con sfere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Melo Posada, Miguel; Ferraro, Venere</text:p>
          </table:table-cell>
          <table:table-cell office:value-type="float" office:value="-0">
            <text:p>-0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97460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Set da costruzione per bambini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eng</text:p>
          </table:table-cell>
          <table:table-cell office:value-type="float" office:value="2016">
            <text:p>2016</text:p>
          </table:table-cell>
          <table:table-cell office:value-type="string">
            <text:p>FRANCESCO MURANO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100291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ICE BLOCK GLASS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Sonia, China; Venere, Ferraro; Belen, Corradi; Marius, Holter; Kasper, Pietrzykowski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100691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Dispositivo educativo interattivo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Ferraro, Venere, <text:s/>Lorenzo Sarghini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100704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GIOCO TATTILE PER NON VEDENTI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17">
            <text:p>2017</text:p>
          </table:table-cell>
          <table:table-cell office:value-type="string">
            <text:p>Che Me, R.; Biamonti, A.; Ferraro, V.; Stepanovic, M.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101185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Dispositivo di navigazione indossabile da una persona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2017">
            <text:p>2017</text:p>
          </table:table-cell>
          <table:table-cell office:value-type="string">
            <text:p>Venere Ferraro, Mila Stepanovic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102696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etodo e dispositivo indossabile per il controllo di inquinanti gassosi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ita</text:p>
          </table:table-cell>
          <table:table-cell office:value-type="float" office:value="2017">
            <text:p>2017</text:p>
          </table:table-cell>
          <table:table-cell office:value-type="string">
            <text:p>JANSEN, KASPAR; MOLTANI, ALESSIA; STEPANOVIC, MILA; FERRARO, VENERE; FERRARIS, SILVIA DEBORAH; ANDREONI, GIUSEPPE; CAPPELLIERI , ALBA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102848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SISTEMA PLURISENSORIALE ADATTATO PER LA PREVENZIONE DI MALATTIE PROFESSIONALI NELLâ€™AMBIENTE</text:p>
            <text:p/>
            <text:p>DI LAVORO, E METODO PER Lâ€™USO DEL SISTEMA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office:value-type="string">
            <text:p>eng</text:p>
          </table:table-cell>
          <table:table-cell office:value-type="float" office:value="2017">
            <text:p>2017</text:p>
          </table:table-cell>
          <table:table-cell office:value-type="string">
            <text:p>Tolino, Umberto; Venturelli, Luca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europeo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103197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Utable. Interactive Childrenâ€™s table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17">
            <text:p>2017</text:p>
          </table:table-cell>
          <table:table-cell office:value-type="string">
            <text:p>Beltrami, Benedetta; Bisson, Mario; Andreis, Diego; Barni, Greta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104520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Culla per neonati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eng;ita</text:p>
          </table:table-cell>
          <table:table-cell office:value-type="float" office:value="2017">
            <text:p>2017</text:p>
          </table:table-cell>
          <table:table-cell office:value-type="string">
            <text:p>Murano, F.; Celi, M.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inter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105299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Apparato e metodo per illuminare oggetti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ita</text:p>
          </table:table-cell>
          <table:table-cell office:value-type="float" office:value="2017">
            <text:p>2017</text:p>
          </table:table-cell>
          <table:table-cell office:value-type="string">
            <text:p>Genna, Cristina; Palmieri, Stefania; Andreis, DIEGO VITTORIO; Barni, Greta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105609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APPARECCHIATURA MISCELATRICE E DOSATRICE DI PRODOTTI DETERGENTI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eng</text:p>
          </table:table-cell>
          <table:table-cell office:value-type="float" office:value="2018">
            <text:p>2018</text:p>
          </table:table-cell>
          <table:table-cell office:value-type="string">
            <text:p>Ferraro, Venere; Andreoni, Giuseppe; Cappellieri, Alba; Ferraris, SILVIA DEBORAH; Jansen, Kaspar; Moltani, Alessia; Stepanovic, Mila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inter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1059394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PLURISENSORIAL SYSTEM ADAPTED FOR THE PREVENTION OF PROFESSIONAL DISEASES IN THE WORKING ENVIRONMENT, AND METHOD FOR THE USE OF THE SYSTEMâ€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office:value-type="string">
            <text:p>eng</text:p>
          </table:table-cell>
          <table:table-cell office:value-type="float" office:value="2018">
            <text:p>2018</text:p>
          </table:table-cell>
          <table:table-cell office:value-type="string">
            <text:p>Ferraro, Venere; Stepanovic, Mila</text:p>
          </table:table-cell>
          <table:table-cell office:value-type="string">
            <text:p>05.1 Brevetto</text:p>
          </table:table-cell>
          <table:table-cell office:value-type="string">
            <text:p>05 BREVETTO::05.1 Brevetto</text:p>
          </table:table-cell>
          <table:table-cell office:value-type="string">
            <text:p>internazionale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http://hdl.handle.net/11311/1059395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WEARABLE DEVICE FOR CONTROLLING GASEOUS POLLUTANTS</text:p>
          </table:table-cell>
          <table:table-cell office:value-type="float" office:value="2">
            <text:p>2</text:p>
          </table:table-cell>
          <table:table-cell table:number-columns-repeated="1011"/>
        </table:table-row>
      </table:table>
      <table:data-pilot-tables>
        <table:data-pilot-table table:name="Pivot1" table:application-data="" table:target-range-address="midà.A56:midà.B63" table:buttons="">
          <table:source-cell-range table:cell-range-address="midà.B1:midà.B54"/>
          <table:data-pilot-field table:source-field-name="dc.type.circulation" table:orientation="row" table:used-hierarchy="0" table:function="auto">
            <table:data-pilot-level table:show-empty="false">
              <table:data-pilot-members>
                <table:data-pilot-member table:name="-0" table:display="true" table:show-details="true"/>
                <table:data-pilot-member table:name="europeo" table:display="true" table:show-details="true"/>
                <table:data-pilot-member table:name="internazionale" table:display="true" table:show-details="true"/>
                <table:data-pilot-member table:name="nazion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dc.type.circulation" table:orientation="data" table:used-hierarchy="-1" table:function="count">
            <table:data-pilot-level/>
          </table:data-pilot-field>
        </table:data-pilot-table>
        <table:data-pilot-table table:name="Pivot2" table:application-data="" table:target-range-address="midà.C56:midà.D63" table:buttons="midà.C56 midà.C58">
          <table:source-cell-range table:cell-range-address="midà.C1:midà.C54"/>
          <table:data-pilot-field table:source-field-name="item.openaireRights" table:orientation="row" table:used-hierarchy="0" table:function="auto">
            <table:data-pilot-level table:show-empty="false">
              <table:data-pilot-members>
                <table:data-pilot-member table:name="-0" table:display="true" table:show-details="true"/>
                <table:data-pilot-member table:name="info:eu-repo/semantics/closedAccess" table:display="true" table:show-details="true"/>
                <table:data-pilot-member table:name="info:eu-repo/semantics/openAccess" table:display="true" table:show-details="true"/>
                <table:data-pilot-member table:name="no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item.openaireRights" table:orientation="data" table:used-hierarchy="-1" table:function="count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21/10/2019</text:date>, <text:time>16:2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1T16:25:00.63</dc:date>
    <dc:creator>Matteo Testa</dc:creator>
    <meta:generator>OpenOffice/4.1.7$Win32 OpenOffice.org_project/417m1$Build-9800</meta:generator>
    <meta:editing-duration>PT50M48S</meta:editing-duration>
    <meta:editing-cycles>8</meta:editing-cycles>
    <meta:document-statistic meta:table-count="3" meta:cell-count="89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94cm" svg:y="0.316cm" chart:style-name="ch2">
          <text:p>lingue brevetti</text:p>
        </chart:title>
        <chart:legend chart:legend-position="end" svg:x="14.663cm" svg:y="3.664cm" style:legend-expansion="high" chart:style-name="ch3"/>
        <chart:plot-area chart:style-name="ch4" table:cell-range-address="risultati.B1:risultati.B4 risultati.A2:risultati.A4" chart:data-source-has-labels="both" svg:x="0.77cm" svg:y="1.635cm" svg:width="13.253cm" svg:height="6.765cm">
          <chartooo:coordinate-region svg:x="1.391cm" svg:y="1.847cm" svg:width="12.632cm" svg:height="6.341cm"/>
          <chart:axis chart:dimension="x" chart:name="primary-x" chart:style-name="ch5" chartooo:axis-type="auto">
            <chartooo:date-scale/>
            <chart:categories table:cell-range-address="risultati.B1:risultati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isultati.B2:risultati.B2" chart:label-cell-address="risultati.A2:risultati.A2" chart:class="chart:bar">
            <chart:data-point/>
          </chart:series>
          <chart:series chart:style-name="ch9" chart:values-cell-range-address="risultati.B3:risultati.B3" chart:label-cell-address="risultati.A3:risultati.A3" chart:class="chart:bar">
            <chart:data-point/>
          </chart:series>
          <chart:series chart:style-name="ch10" chart:values-cell-range-address="risultati.B4:risultati.B4" chart:label-cell-address="risultati.A4:risultati.A4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risultati.B1:risultati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risultati.A2:risultati.A2</svg:desc>
                </draw:g>
              </table:table-cell>
              <table:table-cell office:value-type="float" office:value="35">
                <text:p>35</text:p>
                <draw:g>
                  <svg:desc>risultati.B2:risultati.B2</svg:desc>
                </draw:g>
              </table:table-cell>
            </table:table-row>
            <table:table-row>
              <table:table-cell office:value-type="string">
                <text:p>eng</text:p>
                <draw:g>
                  <svg:desc>risultati.A3:risultati.A3</svg:desc>
                </draw:g>
              </table:table-cell>
              <table:table-cell office:value-type="float" office:value="15">
                <text:p>15</text:p>
                <draw:g>
                  <svg:desc>risultati.B3:risultati.B3</svg:desc>
                </draw:g>
              </table:table-cell>
            </table:table-row>
            <table:table-row>
              <table:table-cell office:value-type="string">
                <text:p>ger </text:p>
                <draw:g>
                  <svg:desc>risultati.A4:risultati.A4</svg:desc>
                </draw:g>
              </table:table-cell>
              <table:table-cell office:value-type="float" office:value="1">
                <text:p>1</text:p>
                <draw:g>
                  <svg:desc>risultati.B4:risultati.B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99cm" svg:y="0.316cm" chart:style-name="ch2">
          <text:p>circolazione brevetti</text:p>
        </chart:title>
        <chart:legend chart:legend-position="end" svg:x="13.128cm" svg:y="3.926cm" style:legend-expansion="high" chart:style-name="ch3"/>
        <chart:plot-area chart:style-name="ch4" table:cell-range-address="risultati.D1:risultati.D3 risultati.C2:risultati.C3" chart:data-source-has-labels="both" svg:x="0.77cm" svg:y="1.635cm" svg:width="11.718cm" svg:height="6.765cm">
          <chartooo:coordinate-region svg:x="0.863cm" svg:y="1.635cm" svg:width="11.438cm" svg:height="6.092cm"/>
          <chart:axis chart:dimension="x" chart:name="primary-x" chart:style-name="ch5" chartooo:axis-type="auto">
            <chartooo:date-scale/>
            <chart:categories table:cell-range-address="risultati.D1:risultati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isultati.D2:risultati.D2" chart:label-cell-address="risultati.C2:risultati.C2" chart:class="chart:bar">
            <chart:data-point/>
          </chart:series>
          <chart:series chart:style-name="ch9" chart:values-cell-range-address="risultati.D3:risultati.D3" chart:label-cell-address="risultati.C3:risultati.C3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risultati.D1:risultati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nazionale</text:p>
                <draw:g>
                  <svg:desc>risultati.C2:risultati.C2</svg:desc>
                </draw:g>
              </table:table-cell>
              <table:table-cell office:value-type="float" office:value="18">
                <text:p>18</text:p>
                <draw:g>
                  <svg:desc>risultati.D2:risultati.D2</svg:desc>
                </draw:g>
              </table:table-cell>
            </table:table-row>
            <table:table-row>
              <table:table-cell office:value-type="string">
                <text:p>nazionale</text:p>
                <draw:g>
                  <svg:desc>risultati.C3:risultati.C3</svg:desc>
                </draw:g>
              </table:table-cell>
              <table:table-cell office:value-type="float" office:value="33">
                <text:p>33</text:p>
                <draw:g>
                  <svg:desc>risultati.D3:risultati.D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cm" svg:y="0.316cm" chart:style-name="ch2">
          <text:p>diritti brevetti</text:p>
        </chart:title>
        <chart:legend chart:legend-position="end" svg:x="13.075cm" svg:y="3.664cm" style:legend-expansion="high" chart:style-name="ch3"/>
        <chart:plot-area chart:style-name="ch4" table:cell-range-address="risultati.F1:risultati.F4 risultati.E2:risultati.E4" chart:data-source-has-labels="both" svg:x="0.77cm" svg:y="1.635cm" svg:width="11.665cm" svg:height="6.765cm">
          <chartooo:coordinate-region svg:x="1.391cm" svg:y="1.847cm" svg:width="11.044cm" svg:height="6.341cm"/>
          <chart:axis chart:dimension="x" chart:name="primary-x" chart:style-name="ch5" chartooo:axis-type="auto">
            <chartooo:date-scale/>
            <chart:categories table:cell-range-address="risultati.F1:risultati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isultati.F2:risultati.F2" chart:label-cell-address="risultati.E2:risultati.E2" chart:class="chart:bar">
            <chart:data-point/>
          </chart:series>
          <chart:series chart:style-name="ch9" chart:values-cell-range-address="risultati.F3:risultati.F3" chart:label-cell-address="risultati.E3:risultati.E3" chart:class="chart:bar">
            <chart:data-point/>
          </chart:series>
          <chart:series chart:style-name="ch10" chart:values-cell-range-address="risultati.F4:risultati.F4" chart:label-cell-address="risultati.E4:risultati.E4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risultati.F1:risultati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sedAccess</text:p>
                <draw:g>
                  <svg:desc>risultati.E2:risultati.E2</svg:desc>
                </draw:g>
              </table:table-cell>
              <table:table-cell office:value-type="float" office:value="34">
                <text:p>34</text:p>
                <draw:g>
                  <svg:desc>risultati.F2:risultati.F2</svg:desc>
                </draw:g>
              </table:table-cell>
            </table:table-row>
            <table:table-row>
              <table:table-cell office:value-type="string">
                <text:p>openAccess</text:p>
                <draw:g>
                  <svg:desc>risultati.E3:risultati.E3</svg:desc>
                </draw:g>
              </table:table-cell>
              <table:table-cell office:value-type="float" office:value="4">
                <text:p>4</text:p>
                <draw:g>
                  <svg:desc>risultati.F3:risultati.F3</svg:desc>
                </draw:g>
              </table:table-cell>
            </table:table-row>
            <table:table-row>
              <table:table-cell office:value-type="string">
                <text:p>none</text:p>
                <draw:g>
                  <svg:desc>risultati.E4:risultati.E4</svg:desc>
                </draw:g>
              </table:table-cell>
              <table:table-cell office:value-type="float" office:value="10">
                <text:p>10</text:p>
                <draw:g>
                  <svg:desc>risultati.F4:risultati.F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